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89cm" svg:height="4.298cm" svg:x="7.73cm" svg:y="5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804cm" svg:height="0.806cm" svg:x="7.35cm" svg:y="4.81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7.35cm" svg:y="9.084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11.614cm" svg:y="4.81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11.614cm" svg:y="9.084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9.472cm" svg:y="4.81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9.473cm" svg:y="9.084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9.472cm" svg:y="6.937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11.626cm" svg:y="6.938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" draw:text-style-name="P1" draw:layer="layout" svg:width="0.804cm" svg:height="0.806cm" svg:x="7.362cm" svg:y="6.938cm">
            <text:p/>
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layout" svg:width="4.289cm" svg:height="4.298cm" svg:x="1.392cm" svg:y="5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804cm" svg:height="0.806cm" svg:x="1.012cm" svg:y="4.81cm">
              <text:p/>
  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804cm" svg:height="0.806cm" svg:x="1.012cm" svg:y="9.084cm">
              <text:p/>
  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804cm" svg:height="0.806cm" svg:x="5.276cm" svg:y="4.81cm">
              <text:p/>
  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804cm" svg:height="0.806cm" svg:x="5.276cm" svg:y="9.084cm">
              <text:p/>
    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</draw:g>
        <draw:custom-shape draw:style-name="gr1" draw:text-style-name="P1" draw:layer="layout" svg:width="4.289cm" svg:height="4.298cm" svg:x="14.092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04cm" svg:height="0.806cm" svg:x="13.712cm" svg:y="4.81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804cm" svg:height="0.806cm" svg:x="13.712cm" svg:y="9.084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804cm" svg:height="0.806cm" svg:x="17.976cm" svg:y="4.81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804cm" svg:height="0.806cm" svg:x="17.976cm" svg:y="9.084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804cm" svg:height="0.806cm" svg:x="15.834cm" svg:y="6.937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3" draw:text-style-name="P2" draw:layer="layout" svg:width="4.625cm" svg:height="0.763cm" svg:x="1.205cm" svg:y="10.498cm">
          <draw:text-box>
            <text:p text:style-name="P2"><text:span text:style-name="T1">Quadmap = [4 x NZ]</text:span></text:p>
          </draw:text-box>
        </draw:frame>
        <draw:frame draw:style-name="gr3" draw:text-style-name="P2" draw:layer="layout" svg:width="4.625cm" svg:height="0.763cm" svg:x="7.561cm" svg:y="10.498cm">
          <draw:text-box>
            <text:p text:style-name="P2"><text:span text:style-name="T1">Quadmap = [9 x NZ]</text:span></text:p>
          </draw:text-box>
        </draw:frame>
        <draw:frame draw:style-name="gr3" draw:text-style-name="P2" draw:layer="layout" svg:width="4.625cm" svg:height="0.763cm" svg:x="13.952cm" svg:y="10.498cm">
          <draw:text-box>
            <text:p text:style-name="P2"><text:span text:style-name="T1">Quadmap = [5 x NZ]</text:span></text:p>
          </draw:text-box>
        </draw:frame>
        <draw:frame draw:style-name="gr3" draw:text-style-name="P3" draw:layer="layout" svg:width="0.777cm" svg:height="0.806cm" svg:x="1.417cm" svg:y="8.62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4.81cm" svg:y="8.62cm">
          <draw:text-box>
            <text:p text:style-name="P3"><text:span text:style-name="T2">2</text:span></text:p>
          </draw:text-box>
        </draw:frame>
        <draw:frame draw:style-name="gr3" draw:text-style-name="P3" draw:layer="layout" svg:width="0.777cm" svg:height="0.806cm" svg:x="4.81cm" svg:y="5.118cm">
          <draw:text-box>
            <text:p text:style-name="P3"><text:span text:style-name="T2">3</text:span></text:p>
          </draw:text-box>
        </draw:frame>
        <draw:frame draw:style-name="gr3" draw:text-style-name="P3" draw:layer="layout" svg:width="0.777cm" svg:height="0.806cm" svg:x="1.417cm" svg:y="5.118cm">
          <draw:text-box>
            <text:p text:style-name="P3"><text:span text:style-name="T2">4</text:span></text:p>
          </draw:text-box>
        </draw:frame>
        <draw:frame draw:style-name="gr3" draw:text-style-name="P3" draw:layer="layout" svg:width="0.777cm" svg:height="0.806cm" svg:x="7.767cm" svg:y="8.62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11.16cm" svg:y="8.62cm">
          <draw:text-box>
            <text:p text:style-name="P3"><text:span text:style-name="T2">2</text:span></text:p>
          </draw:text-box>
        </draw:frame>
        <draw:frame draw:style-name="gr3" draw:text-style-name="P3" draw:layer="layout" svg:width="0.777cm" svg:height="0.806cm" svg:x="11.16cm" svg:y="5.118cm">
          <draw:text-box>
            <text:p text:style-name="P3"><text:span text:style-name="T2">3</text:span></text:p>
          </draw:text-box>
        </draw:frame>
        <draw:frame draw:style-name="gr3" draw:text-style-name="P3" draw:layer="layout" svg:width="0.777cm" svg:height="0.806cm" svg:x="7.767cm" svg:y="5.118cm">
          <draw:text-box>
            <text:p text:style-name="P3"><text:span text:style-name="T2">4</text:span></text:p>
          </draw:text-box>
        </draw:frame>
        <draw:frame draw:style-name="gr3" draw:text-style-name="P3" draw:layer="layout" svg:width="0.777cm" svg:height="0.806cm" svg:x="14.117cm" svg:y="8.62cm">
          <draw:text-box>
            <text:p text:style-name="P3"><text:span text:style-name="T2">1</text:span></text:p>
          </draw:text-box>
        </draw:frame>
        <draw:frame draw:style-name="gr3" draw:text-style-name="P3" draw:layer="layout" svg:width="0.777cm" svg:height="0.806cm" svg:x="17.51cm" svg:y="8.62cm">
          <draw:text-box>
            <text:p text:style-name="P3"><text:span text:style-name="T2">2</text:span></text:p>
          </draw:text-box>
        </draw:frame>
        <draw:frame draw:style-name="gr3" draw:text-style-name="P3" draw:layer="layout" svg:width="0.777cm" svg:height="0.806cm" svg:x="17.51cm" svg:y="5.118cm">
          <draw:text-box>
            <text:p text:style-name="P3"><text:span text:style-name="T2">3</text:span></text:p>
          </draw:text-box>
        </draw:frame>
        <draw:frame draw:style-name="gr3" draw:text-style-name="P3" draw:layer="layout" svg:width="0.777cm" svg:height="0.806cm" svg:x="14.117cm" svg:y="5.118cm">
          <draw:text-box>
            <text:p text:style-name="P3"><text:span text:style-name="T2">4</text:span></text:p>
          </draw:text-box>
        </draw:frame>
        <draw:frame draw:style-name="gr3" draw:text-style-name="P3" draw:layer="layout" svg:width="0.777cm" svg:height="0.806cm" svg:x="9.472cm" svg:y="9.763cm">
          <draw:text-box>
            <text:p text:style-name="P3"><text:span text:style-name="T2">5</text:span></text:p>
          </draw:text-box>
        </draw:frame>
        <draw:frame draw:style-name="gr3" draw:text-style-name="P3" draw:layer="layout" svg:width="0.777cm" svg:height="0.806cm" svg:x="12.312cm" svg:y="6.923cm">
          <draw:text-box>
            <text:p text:style-name="P3"><text:span text:style-name="T2">6</text:span></text:p>
          </draw:text-box>
        </draw:frame>
        <draw:frame draw:style-name="gr3" draw:text-style-name="P3" draw:layer="layout" svg:width="0.777cm" svg:height="0.806cm" svg:x="9.472cm" svg:y="3.975cm">
          <draw:text-box>
            <text:p text:style-name="P3"><text:span text:style-name="T2">7</text:span></text:p>
          </draw:text-box>
        </draw:frame>
        <draw:frame draw:style-name="gr3" draw:text-style-name="P3" draw:layer="layout" svg:width="0.777cm" svg:height="0.806cm" svg:x="6.615cm" svg:y="6.923cm">
          <draw:text-box>
            <text:p text:style-name="P3"><text:span text:style-name="T2">8</text:span></text:p>
          </draw:text-box>
        </draw:frame>
        <draw:frame draw:style-name="gr3" draw:text-style-name="P3" draw:layer="layout" svg:width="0.777cm" svg:height="0.806cm" svg:x="16.557cm" svg:y="6.923cm">
          <draw:text-box>
            <text:p text:style-name="P3"><text:span text:style-name="T2">5</text:span></text:p>
          </draw:text-box>
        </draw:frame>
        <draw:frame draw:style-name="gr3" draw:text-style-name="P3" draw:layer="layout" svg:width="0.777cm" svg:height="0.806cm" svg:x="10.13cm" svg:y="6.926cm">
          <draw:text-box>
            <text:p text:style-name="P3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10T19:00:53</dc:date>
    <meta:editing-duration>PT02H13M13S</meta:editing-duration>
    <meta:editing-cycles>15</meta:editing-cycles>
    <meta:generator>OpenOffice.org/3.1$Linux OpenOffice.org_project/310m19$Build-9420</meta:generator>
    <meta:document-statistic meta:object-count="45"/>
  </office:meta>
</office:document-meta>
</file>